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0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fo:background-color="#ffff0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3" style:family="text">
      <style:text-properties style:font-name="Cambria" fo:font-size="14pt" fo:language="ru" fo:country="RU" style:font-size-asian="14pt" style:font-size-complex="14pt"/>
    </style:style>
    <style:style style:name="T4" style:family="text">
      <style:text-properties style:font-name="Cambria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background-color="#ffff00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0"><draw:image xlink:href="../images/4446.png" xlink:type="simple" xlink:show="embed" xlink:actuate="onLoad"/></draw:frame></text:p>
          </table:table-cell>
          <table:table-cell table:style-name="Table1.B1" office:value-type="string">
            <text:p text:style-name="P12">Построение частотных характеристик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5">векторизован</text:span>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3.889cm" svg:height="1.88cm" draw:z-index="2"><draw:image xlink:href="../images/444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9"><text:span text:style-name="T3">Блок позволяет строить на графике выбранные </text:span><text:span text:style-name="T1">амплитудно-фазовы</text:span><text:span text:style-name="T3">е</text:span><text:span text:style-name="T1"> частотные </text:span><text:span text:style-name="T3">характеристики динамического объекта (звена или системы).</text:span></text:p>
            <text:p text:style-name="P9"><text:span text:style-name="T2">Для </text:span><text:span text:style-name="T4">линейных динамических объектов реализованные ч</text:span><text:span text:style-name="T2">исленные алгоритмы позволяют определять амплитудно-фазовые частотные характеристики напрямую по общеизвестным формулам. Для расчета характеристик нелинейных объектов в </text:span><text:span text:style-name="T4">малой окрестности</text:span><text:span text:style-name="T2"> стационарного состояния, предварительно осуществляется автоматическая линеаризация объекта.</text:span></text:p>
            <text:p text:style-name="P6">Отображение результатов расчета происходит на графике зависимости выбранных характеристик от частоты, который вызывается двойным щелчком мышью по блоку.</text:p>
            <text:p text:style-name="P7">Входы:</text:p>
            <text:p text:style-name="P8"><text:span text:style-name="T6">«Вход»</text:span> - для подключения сигнала, являющегося входным для исследуемого объекта.</text:p>
            <text:p text:style-name="P8"><text:span text:style-name="T6">«Выход»</text:span> - для подключения сигнала, являющегося выходом исследуемого объекта.</text:p>
            <text:p text:style-name="P7">Свойства блока:</text:p>
            <text:p text:style-name="P6"><text:span text:style-name="T6">Типы характеристик </text:span>— открывает доступ к окну «Выбор объектов из списка», в котором, в поле «Приемник», определяется список характеристик для отображения на графике.</text:p>
            <text:p text:style-name="P6"><text:span text:style-name="T6">Начальная частота, Гц </text:span>— значение частоты, с которой начинается построение характеристик.</text:p>
            <text:p text:style-name="P6"><text:span text:style-name="T6">Конечная частота, Гц</text:span> — конечная частота диапазона, для которого происходит расчет характеристик.</text:p>
            <text:p text:style-name="P6"><text:span text:style-name="T6">Количество точек вывода</text:span> — число промежуточных значений частот внутри диапазона, для которых будут рассчитаны значения характеристик.</text:p>
            <text:p text:style-name="P6"><text:span text:style-name="T6">Относительное приращение для Якобиана</text:span> — величина, используемая при осуществлении лианеризации нелинейных объектов.</text:p>
            <text:p text:style-name="P6"><text:span text:style-name="T6">Абсолютное приращения для Якобиана</text:span> — величина, используемая при осуществлении лианеризации нелинейных объектов.</text:p>
            <text:p text:style-name="P6"><text:span text:style-name="T6">Режим расчета характеристик</text:span> —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6"><text:span text:style-name="T6">Шаг перерасчета характеристик, сек</text:span> —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6">Пример использования блока: </text:p>
            <text:p text:style-name="P6"><text:s/></text:p>
            <text:p text:style-name="P11"><draw:frame draw:style-name="fr3" draw:name="Графический объект3" text:anchor-type="paragraph" svg:width="14.34cm" svg:height="5.241cm" draw:z-index="1"><draw:image xlink:href="../images/4446_1.png" xlink:type="simple" xlink:show="embed" xlink:actuate="onLoad"/></draw:frame><text:soft-page-break/>В схеме блок построения частотных характеристик подключен для анализа колебательного звена второго порядка. Аналогичным образом можно осуществлять анализ системы любой сложности, как отдельно, так и в составе более сложной системы.</text:p>
            <text:p text:style-name="P10">Блок векторизован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авнивающее устройство</dc:title>
    <dc:date>2015-10-28T16:35:28.01</dc:date>
    <meta:generator>OpenOffice/4.1.1$Win32 OpenOffice.org_project/411m6$Build-9775</meta:generator>
    <meta:editing-duration>PT2H23M18S</meta:editing-duration>
    <meta:editing-cycles>55</meta:editing-cycles>
    <dc:creator>ILYA KUBENSKIY</dc:creator>
    <meta:document-statistic meta:table-count="1" meta:image-count="3" meta:object-count="0" meta:page-count="2" meta:paragraph-count="25" meta:word-count="266" meta:character-count="2205"/>
  </office:meta>
</office:document-meta>
</file>